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6.3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Miriam Mono CLM2" fo:font-size="18pt" style:font-size-asian="18pt" style:font-weight-asian="normal" style:font-size-complex="18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09cm" svg:x="1.4cm" svg:y="3.475cm" presentation:class="title" presentation:user-transformed="true">
          <draw:text-box>
            <text:p><text:span text:style-name="T1">Protect Yourself on </text:span><text:span text:style-name="T1">Public Network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enjamin Toll</text:span></text:p>
            <text:p><text:span text:style-name="T3"><text:a xlink:href="http://www.benjamintoll.com/" xlink:type="simple">benjamintoll.com</text:a></text:span></text:p>
            <text:p><text:span text:style-name="T3">benjam72@yahoo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words</text:p>
              </text:list-item>
              <text:list-item>
                <text:p>Metadata</text:p>
              </text:list-item>
              <text:list-item>
                <text:p>Web Browsing</text:p>
              </text:list-item>
              <text:list-item>
                <text:p>Communication</text:p>
                <text:list>
                  <text:list-item>
                    <text:p>Email</text:p>
                  </text:list-item>
                  <text:list-item>
                    <text:p>Text</text:p>
                  </text:list-item>
                  <text:list-item>
                    <text:p>VoIP</text:p>
                  </text:list-item>
                  <text:list-item>
                    <text:p>Chat</text:p>
                  </text:list-item>
                </text:list>
              </text:list-item>
              <text:list-item>
                <text:p>Public Wi-Fi</text:p>
              </text:list-item>
              <text:list-item>
                <text:p>Machine Secu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eword: Security Minds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curity is hard</text:p>
              </text:list-item>
              <text:list-item>
                <text:p>Security is often not convenient</text:p>
              </text:list-item>
              <text:list-item>
                <text:p><text:a xlink:href="https://ssd.eff.org/en/module/choosing-your-tools" xlink:type="simple">Security is a process not a purchase</text:a></text:p>
                <text:list>
                  <text:list-item>
                    <text:p>Always upgrade software</text:p>
                  </text:list-item>
                  <text:list-item>
                    <text:p>Join mailing lists to know when intrusions happen and patches are available</text:p>
                  </text:list-item>
                  <text:list-item>
                    <text:p>There is no silver bullet</text:p>
                  </text:list-item>
                </text:list>
              </text:list-item>
              <text:list-item>
                <text:p>Always be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sswor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curity</text:p>
                <text:list>
                  <text:list-item>
                    <text:p>Don’t...</text:p>
                    <text:list>
                      <text:list-item>
                        <text:p>Use the same password for more than one account</text:p>
                      </text:list-item>
                      <text:list-item>
                        <text:p>Use dictionary words, song lyrics, i.e, any common text in the public domain</text:p>
                      </text:list-item>
                      <text:list-item>
                        <text:p>Don’t ever give it to anyone!</text:p>
                      </text:list-item>
                    </text:list>
                  </text:list-item>
                  <text:list-item>
                    <text:p>Password Manager</text:p>
                    <text:list>
                      <text:list-item>
                        <text:p><text:a xlink:href="https://www.lastpass.com/" xlink:type="simple">LastPass</text:a></text:p>
                      </text:list-item>
                      <text:list-item>
                        <text:p><text:a xlink:href="https://keepass.info/" xlink:type="simple">KeePass</text:a></text:p>
                      </text:list-item>
                      <text:list-item>
                        <text:p><text:a xlink:href="https://github.com/btoll/stymie-go" xlink:type="simple">stymie</text:a></text:p>
                      </text:list-item>
                    </text:list>
                  </text:list-item>
                  <text:list-item>
                    <text:p>Two-Factor Authentication</text:p>
                  </text:list-item>
                </text:list>
              </text:list-item>
              <text:list-item>
                <text:p>Strength</text:p>
                <text:list>
                  <text:list-item>
                    <text:p>Information entropy</text:p>
                  </text:list-item>
                  <text:list-item>
                    <text:p><text:a xlink:href="http://world.std.com/%7Ereinhold/diceware.html" xlink:type="simple">Diceware</text:a></text:p>
                  </text:list-item>
                </text:list>
              </text:list-item>
              <text:list-item>
                <text:p>Attack Vectors</text:p>
                <text:list>
                  <text:list-item>
                    <text:p>Dictionary attacks (<text:a xlink:href="https://www.fail2ban.org/wiki/index.php/Main_Page" xlink:type="simple">Fail2Ban</text:a>, salts)</text:p>
                  </text:list-item>
                  <text:list-item>
                    <text:p>Rainbow tables (salts)</text:p>
                  </text:list-item>
                  <text:list-item>
                    <text:p>Network sniffing (encryption)</text:p>
                  </text:list-item>
                </text:list>
              </text:list-item>
              <text:list-item>
                <text:p>Red flag if the site or admin can give you a forgotten passwor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a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s it?</text:p>
                <text:list>
                  <text:list-item>
                    <text:p>Data about data</text:p>
                  </text:list-item>
                  <text:list-item>
                    <text:p>Everything except actual message</text:p>
                    <text:list>
                      <text:list-item>
                        <text:p>Timestamps</text:p>
                      </text:list-item>
                      <text:list-item>
                        <text:p>Location</text:p>
                      </text:list-item>
                      <text:list-item>
                        <text:p>Sender and receiver</text:p>
                      </text:list-item>
                    </text:list>
                  </text:list-item>
                </text:list>
              </text:list-item>
              <text:list-item>
                <text:p>Why is it important to remove it?</text:p>
                <text:list>
                  <text:list-item>
                    <text:p>Can create an accurate profile:</text:p>
                    <text:list>
                      <text:list-item>
                        <text:p>Likes and dislikes (preferences)</text:p>
                      </text:list-item>
                      <text:list-item>
                        <text:p>Professional and personal relationships</text:p>
                      </text:list-item>
                      <text:list-item>
                        <text:p>Movements (location)</text:p>
                      </text:list-item>
                      <text:list-item>
                        <text:p>Health</text:p>
                      </text:list-item>
                    </text:list>
                  </text:list-item>
                </text:list>
              </text:list-item>
              <text:list-item>
                <text:p>View and strip metadata before posting or uploading a document or photo</text:p>
                <text:list>
                  <text:list-item>
                    <text:p><text:a xlink:href="https://sno.phy.queensu.ca/~phil/exiftool/" xlink:type="simple">ExifTool</text:a></text:p>
                  </text:list-item>
                  <text:list-item>
                    <text:p><text:a xlink:href="https://mat.boum.org/" xlink:type="simple">Metadata Anonymisation Toolkit (MAT)</text:a></text:p>
                  </text:list-item>
                  <text:list-item>
                    <text:p><text:a xlink:href="https://github.com/firstlookmedia/pdf-redact-tools" xlink:type="simple">PDF Redact Tools</text:a></text:p>
                  </text:list-item>
                  <text:list-item>
                    <text:p><text:a xlink:href="https://eternal-todo.com/tools/peepdf-pdf-analysis-tool" xlink:type="simple">pee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6.416cm" svg:height="3.506cm" svg:x="1.016cm" svg:y="0.837cm" presentation:class="title" presentation:user-transformed="true">
          <draw:text-box>
            <text:p>Before we talk about web browsing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s TLS (https)?</text:p>
              </text:list-item>
              <text:list-item>
                <text:p>What is public-key cryptography?</text:p>
              </text:list-item>
              <text:list-item>
                <text:p>What are digital certificates? <text:s/>Why do we need them?</text:p>
              </text:list-item>
              <text:list-item>
                <text:p>What is end-to-end encryption? <text:s/>How is it different from TL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 Brows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<text:a xlink:href="https://www.torproject.org/" xlink:type="simple">Tor Browser</text:a></text:p>
                <text:list>
                  <text:list-item>
                    <text:p>Browse anonymously</text:p>
                  </text:list-item>
                  <text:list-item>
                    <text:p>Avoid DNS leaks</text:p>
                  </text:list-item>
                </text:list>
              </text:list-item>
              <text:list-item>
                <text:p>Install security browser plugins (but not if using Tor Browser!)</text:p>
                <text:list>
                  <text:list-item>
                    <text:p><text:a xlink:href="https://www.eff.org/https-everywhere" xlink:type="simple">HTTPS Everywhere</text:a></text:p>
                  </text:list-item>
                  <text:list-item>
                    <text:p><text:a xlink:href="https://www.eff.org/privacybadger" xlink:type="simple">Privacy Badger</text:a></text:p>
                  </text:list-item>
                  <text:list-item>
                    <text:p><text:a xlink:href="https://github.com/gorhill/uBlock" xlink:type="simple">uBlock</text:a></text:p>
                  </text:list-item>
                </text:list>
              </text:list-item>
              <text:list-item>
                <text:p>Turn off JavaScript or at least use stricter safety settings</text:p>
              </text:list-item>
              <text:list-item>
                <text:p>Turn off 3rd-party cookies</text:p>
              </text:list-item>
              <text:list-item>
                <text:p>Downloads</text:p>
                <text:list>
                  <text:list-item>
                    <text:p>Use a sandbox environment to mitigate malware</text:p>
                    <text:list>
                      <text:list-item>
                        <text:p>Virtual machine (i.e., <text:a xlink:href="https://www.virtualbox.org/" xlink:type="simple">VirtualBox</text:a>)</text:p>
                      </text:list-item>
                      <text:list-item>
                        <text:p><text:a xlink:href="https://en.wikipedia.org/wiki/Chroot" xlink:type="simple">chroot</text:a></text:p>
                      </text:list-item>
                      <text:list-item>
                        <text:p><text:a xlink:href="https://tails.boum.org/" xlink:type="simple">Tails</text:a></text:p>
                      </text:list-item>
                    </text:list>
                  </text:list-item>
                  <text:list-item>
                    <text:p>Verify downloads by MD5, SHA, GPG signature</text:p>
                  </text:list-item>
                </text:list>
              </text:list-item>
              <text:list-item>
                <text:p>Check shortened URLs (i.e., bitly) with <text:a xlink:href="https://www.checkshorturl.com/" xlink:type="simple">CheckShortURL</text:a></text:p>
              </text:list-item>
              <text:list-item>
                <text:p>Don’t click through to sites with a bad cert unless you absolutely know what you’re do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Email</text:p>
              </text:list-header>
            </text:list>
            <text:list text:style-name="L2">
              <text:list-item>
                <text:list>
                  <text:list-item>
                    <text:p><text:a xlink:href="https://gnupg.org/" xlink:type="simple">GPG</text:a></text:p>
                  </text:list-item>
                  <text:list-item>
                    <text:p><text:a xlink:href="https://www.thunderbird.net/en-US/" xlink:type="simple">Thunderbird</text:a></text:p>
                    <text:list>
                      <text:list-item>
                        <text:p><text:a xlink:href="https://www.enigmail.net/index.php/en/" xlink:type="simple">Enigmail</text:a></text:p>
                      </text:list-item>
                      <text:list-item>
                        <text:p><text:a xlink:href="https://trac.torproject.org/projects/tor/wiki/torbirdy" xlink:type="simple">TorBirdy</text:a></text:p>
                      </text:list-item>
                    </text:list>
                  </text:list-item>
                  <text:list-item>
                    <text:p>Email client shouldn’t render HTML or automatically load images and other remote media</text:p>
                    <text:list>
                      <text:list-item>
                        <text:p>Prevents recent <text:a xlink:href="https://www.fsf.org/blogs/community/how-to-defend-your-encrypted-emails-against-prying-eyes" xlink:type="simple">EFAIL</text:a> attack</text:p>
                      </text:list-item>
                      <text:list-item>
                        <text:p>Prevents tracking (i.e., 1x1 image used to know an email has been opened)</text:p>
                      </text:list-item>
                    </text:list>
                  </text:list-item>
                  <text:list-item>
                    <text:p>Disable auto-download of attachments</text:p>
                  </text:list-item>
                  <text:list-item>
                    <text:p>Open MS Office and PDF attachments in Google Drive or some online service that essentially recreates the document as an image</text:p>
                  </text:list-item>
                  <text:list-item>
                    <text:p>Thwart <text:a xlink:href="https://en.wikipedia.org/wiki/Phishing" xlink:type="simple">phishing</text:a> attacks</text:p>
                    <text:list>
                      <text:list-item>
                        <text:p>Hover over link to see destination</text:p>
                      </text:list-item>
                      <text:list-item>
                        <text:p>Browse to domain instead of clicking on link</text:p>
                      </text:list-item>
                      <text:list-item>
                        <text:p>Call to verify authenticity</text:p>
                      </text:list-item>
                    </text:list>
                  </text:list-item>
                </text:list>
                <text:p/>
                <text:p>Text and VoIP</text:p>
                <text:list>
                  <text:list-item text:start-value="1">
                    <text:p><text:a xlink:href="https://www.signal.org/" xlink:type="simple">Signal</text:a></text:p>
                  </text:list-item>
                  <text:list-item>
                    <text:p><text:a xlink:href="https://www.whatsapp.com/" xlink:type="simple">WhatsApp</text:a></text:p>
                  </text:list-item>
                  <text:list-item>
                    <text:p>Set disappearing messages if paranoid</text:p>
                  </text:list-item>
                  <text:list-item>
                    <text:p>Verify keys</text:p>
                    <text:list>
                      <text:list-item>
                        <text:p>In person</text:p>
                      </text:list-item>
                      <text:list-item>
                        <text:p>On phone if person is known</text:p>
                      </text:list-item>
                    </text:list>
                  </text:list-item>
                </text:list>
                <text:p/>
                <text:p>Chat</text:p>
                <text:list>
                  <text:list-item text:start-value="1">
                    <text:p><text:a xlink:href="https://pidgin.im/" xlink:type="simple">Pidgin</text:a> with <text:a xlink:href="https://otr.cypherpunks.ca/" xlink:type="simple">OTR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blic Wi-F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tails.boum.org/" xlink:type="simple">Tails</text:a></text:p>
              </text:list-item>
            </text:list>
            <text:list text:style-name="L2">
              <text:list-item>
                <text:list>
                  <text:list-item>
                    <text:p>Live operating system, provides a secure sandbox environment</text:p>
                  </text:list-item>
                </text:list>
              </text:list-item>
              <text:list-item>
                <text:p>VPN</text:p>
                <text:list>
                  <text:list-item>
                    <text:p>Be very selective when choosing a public VPN service!</text:p>
                    <text:list>
                      <text:list-item>
                        <text:p>Service will know your details and may not scrub logs after a reasonable amount of time.</text:p>
                        <text:list>
                          <text:list-item>
                            <text:p>IP address</text:p>
                          </text:list-item>
                          <text:list-item>
                            <text:p>Sites visited</text:p>
                          </text:list-item>
                        </text:list>
                      </text:list-item>
                      <text:list-item>
                        <text:p>May cooperate with law enforcement without making you aware.</text:p>
                      </text:list-item>
                      <text:list-item>
                        <text:p>If served a secret FISA court order cannot legally disclose this.</text:p>
                        <text:list>
                          <text:list-item>
                            <text:p>https://www.calyxinstitute.org/projects/canary-watch</text:p>
                          </text:list-item>
                          <text:list-item>
                            <text:p>https://canarywatch.org/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SSH Tunneling (Dynamic Port Forwarding)</text:p>
                <text:list>
                  <text:list-header>
                    <text:p><text:span text:style-name="T4">1. ssh -fCND 1080 www.example.com</text:span></text:p>
                    <text:p><text:span text:style-name="T4">2. Configure browser (or system settings) to direct traffic </text:span><text:span text:style-name="T4">to port 1080.</text:span></text:p>
                  </text:list-header>
                </text:list>
              </text:list-item>
            </text:list>
            <text:list text:style-name="L2">
              <text:list-item>
                <text:p><text:a xlink:href="https://github.com/alobbs/macchanger" xlink:type="simple">GNU MAC Changer</text:a></text:p>
                <text:list>
                  <text:list-item>
                    <text:p>Dynamically change MAC address when joining public network</text:p>
                  </text:list-item>
                </text:list>
              </text:list-item>
            </text:list>
            <text:list text:style-name="L3">
              <text:list-item>
                <text:p><text:a xlink:href="https://www.torproject.org/" xlink:type="simple">Tor Browser</text:a></text:p>
              </text:list-item>
            </text:list>
            <text:list text:style-name="L2">
              <text:list-item>
                <text:list>
                  <text:list-item>
                    <text:p>Browse anonymously</text:p>
                  </text:list-item>
                  <text:list-item>
                    <text:p>Avoid DNS lea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chine Secur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k encryption</text:p>
              </text:list-item>
              <text:list-item>
                <text:p>File-system level encryption</text:p>
              </text:list-item>
              <text:list-item>
                <text:p><text:a xlink:href="https://en.wikipedia.org/wiki/TrueCrypt" xlink:type="simple">TrueCrypt</text:a>, et al.</text:p>
              </text:list-item>
              <text:list-item>
                <text:p>Encrypt tar archives</text:p>
              </text:list-item>
              <text:list-item>
                <text:p>Secure file deletion</text:p>
                <text:list>
                  <text:list-item>
                    <text:p><text:a xlink:href="https://www.bleachbit.org/" xlink:type="simple">BleachBit</text:a></text:p>
                  </text:list-item>
                  <text:list-item>
                    <text:p>sh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mmended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schneier.com/" xlink:type="simple">Schneier on Security</text:a></text:p>
              </text:list-item>
              <text:list-item>
                <text:p><text:a xlink:href="https://blog.cryptographyengineering.com/" xlink:type="simple">A Few Thoughts on Cryptographic Engineering</text:a></text:p>
              </text:list-item>
              <text:list-item>
                <text:p>Khan Academy</text:p>
                <text:list>
                  <text:list-item>
                    <text:p><text:a xlink:href="https://www.khanacademy.org/computing/computer-science/internet-intro" xlink:type="simple">Internet 101</text:a></text:p>
                  </text:list-item>
                  <text:list-item>
                    <text:p><text:a xlink:href="https://www.khanacademy.org/computing/computer-science/cryptography" xlink:type="simple">Journey Into Cryptography</text:a></text:p>
                  </text:list-item>
                </text:list>
              </text:list-item>
              <text:list-item>
                <text:p>Debian Security Mailing Lists</text:p>
                <text:list>
                  <text:list-item>
                    <text:p><text:a xlink:href="https://lists.debian.org/debian-security/" xlink:type="simple">debian-security</text:a></text:p>
                  </text:list-item>
                  <text:list-item>
                    <text:p><text:a xlink:href="https://lists.debian.org/debian-security-announce/" xlink:type="simple">debian-security-announc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fsf.org/" xlink:type="simple">Free Software Foundation</text:a></text:p>
              </text:list-item>
              <text:list-item>
                <text:p><text:a xlink:href="https://freedom.press/" xlink:type="simple">Freedom of the Press Foundation</text:a></text:p>
              </text:list-item>
              <text:list-item>
                <text:p><text:a xlink:href="https://riseup.net/en/security" xlink:type="simple">Riseup</text:a></text:p>
              </text:list-item>
              <text:list-item>
                <text:p><text:a xlink:href="https://ssd.eff.org/" xlink:type="simple">Surveillance Self-Defense (EFF)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><text:span text:style-name="T1">FIN</text:span></text:p>
            <text:p><text:span text:style-name="T5"/></text:p>
            <text:p><text:span text:style-name="T2"/></text:p>
            <text:p><text:span text:style-name="T2"/></text:p>
            <text:p><text:span text:style-name="T2">Benjamin Toll</text:span></text:p>
            <text:p><text:span text:style-name="T3"><text:a xlink:href="http://www.benjamintoll.com/" xlink:type="simple">benjamintoll.com</text:a></text:span></text:p>
            <text:p><text:span text:style-name="T3">benjam72@yahoo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9:02:59.327184012</meta:creation-date>
    <dc:date>2018-06-11T11:18:54.472420685</dc:date>
    <meta:editing-duration>P13DT13H58M56S</meta:editing-duration>
    <meta:editing-cycles>130</meta:editing-cycles>
    <meta:generator>LibreOffice/5.2.7.2$Linux_X86_64 LibreOffice_project/20m0$Build-2</meta:generator>
    <meta:document-statistic meta:object-count="72"/>
  </office:meta>
</office:document-meta>
</file>